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0f71" officeooo:paragraph-rsid="00170f7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know a smith_person called <text:span text:style-name="T1">smith_name Smith</text:span>. Smith_they has a jones_sibling called <text:span text:style-name="T1">jones_name Jone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1:09:09.750129131</meta:creation-date>
    <dc:date>2014-10-04T11:10:42.682453488</dc:date>
    <meta:editing-duration>P0D</meta:editing-duration>
    <meta:editing-cycles>1</meta:editing-cycles>
    <meta:document-statistic meta:table-count="0" meta:image-count="0" meta:object-count="0" meta:page-count="1" meta:paragraph-count="1" meta:word-count="14" meta:character-count="104" meta:non-whitespace-character-count="91"/>
    <meta:generator>LibreOffice/4.2.6.3$Linux_X86_64 LibreOffice_project/420m0$Build-3</meta:generator>
  </office:meta>
</office:document-meta>
</file>